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Bonus Tally</text:p>
          </table:table-cell>
          <table:table-cell office:value-type="string" calcext:value-type="string">
            <text:p>Reading1</text:p>
          </table:table-cell>
          <table:table-cell office:value-type="string" calcext:value-type="string">
            <text:p>Reading2</text:p>
          </table:table-cell>
          <table:table-cell office:value-type="string" calcext:value-type="string">
            <text:p>Reading3</text:p>
          </table:table-cell>
          <table:table-cell office:value-type="string" calcext:value-type="string">
            <text:p>Reading4</text:p>
          </table:table-cell>
          <table:table-cell office:value-type="string" calcext:value-type="string">
            <text:p>Reading5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Reading6</text:p>
          </table:table-cell>
          <table:table-cell office:value-type="string" calcext:value-type="string">
            <text:p>Midterm2</text:p>
          </table:table-cell>
          <table:table-cell office:value-type="string" calcext:value-type="string">
            <text:p>Midterm3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aacosta4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9/30" office:value-type="float" office:value="0.966666666666667" calcext:value-type="float">
            <text:p>0.966666666666667</text:p>
          </table:table-cell>
          <table:table-cell office:value-type="float" office:value="99.49" calcext:value-type="float">
            <text:p>99.49</text:p>
          </table:table-cell>
          <table:table-cell office:value-type="float" office:value="100" calcext:value-type="float">
            <text:p>100</text:p>
          </table:table-cell>
          <table:table-cell office:value-type="float" office:value="99.5" calcext:value-type="float">
            <text:p>99.5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Aseh</text:p>
          </table:table-cell>
          <table:table-cell office:value-type="string" calcext:value-type="string">
            <text:p>saseh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6/30" office:value-type="float" office:value="0.866666666666667" calcext:value-type="float">
            <text:p>0.866666666666667</text:p>
          </table:table-cell>
          <table:table-cell office:value-type="float" office:value="38.37" calcext:value-type="float">
            <text:p>38.37</text:p>
          </table:table-cell>
          <table:table-cell office:value-type="float" office:value="36.31" calcext:value-type="float">
            <text:p>36.31</text:p>
          </table:table-cell>
          <table:table-cell office:value-type="float" office:value="15" calcext:value-type="float">
            <text:p>15</text:p>
          </table:table-cell>
          <table:table-cell office:value-type="float" office:value="74.99" calcext:value-type="float">
            <text:p>74.99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4/20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Roc</text:p>
          </table:table-cell>
          <table:table-cell office:value-type="string" calcext:value-type="string">
            <text:p>Bardales</text:p>
          </table:table-cell>
          <table:table-cell office:value-type="string" calcext:value-type="string">
            <text:p>rbardale@poets.whittier.edu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6.5/30" office:value-type="float" office:value="0.883333333333333" calcext:value-type="float">
            <text:p>0.883333333333333</text:p>
          </table:table-cell>
          <table:table-cell table:formula="of:=72.55+10" office:value-type="float" office:value="82.55" calcext:value-type="float">
            <text:p>82.55</text:p>
          </table:table-cell>
          <table:table-cell table:formula="of:=73.54+10" office:value-type="float" office:value="83.54" calcext:value-type="float">
            <text:p>83.54</text:p>
          </table:table-cell>
          <table:table-cell table:formula="of:=77.92+10" office:value-type="float" office:value="87.92" calcext:value-type="float">
            <text:p>87.92</text:p>
          </table:table-cell>
          <table:table-cell table:formula="of:=9.52+10" office:value-type="float" office:value="19.52" calcext:value-type="float">
            <text:p>19.52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/>
        </table:table-row>
        <table:table-row table:style-name="ro1">
          <table:table-cell office:value-type="string" calcext:value-type="string">
            <text:p>Razmig</text:p>
          </table:table-cell>
          <table:table-cell office:value-type="string" calcext:value-type="string">
            <text:p>Bartassian</text:p>
          </table:table-cell>
          <table:table-cell office:value-type="string" calcext:value-type="string">
            <text:p>rbartass@poets.whittier.edu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table:formula="of:=72.23+10" office:value-type="float" office:value="82.23" calcext:value-type="float">
            <text:p>82.23</text:p>
          </table:table-cell>
          <table:table-cell office:value-type="float" office:value="84.21" calcext:value-type="float">
            <text:p>84.21</text:p>
          </table:table-cell>
          <table:table-cell office:value-type="float" office:value="84.83" calcext:value-type="float">
            <text:p>84.83</text:p>
          </table:table-cell>
          <table:table-cell office:value-type="float" office:value="83.67" calcext:value-type="float">
            <text:p>83.67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19/2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Anthony</text:p>
          </table:table-cell>
          <table:table-cell office:value-type="string" calcext:value-type="string">
            <text:p>Cobian</text:p>
          </table:table-cell>
          <table:table-cell office:value-type="string" calcext:value-type="string">
            <text:p>acobian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7.5/30" office:value-type="float" office:value="0.583333333333333" calcext:value-type="float">
            <text:p>0.58333333333333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.5/16" office:value-type="float" office:value="0.96875" calcext:value-type="float">
            <text:p>0.96875</text:p>
          </table:table-cell>
          <table:table-cell/>
        </table:table-row>
        <table:table-row table:style-name="ro1">
          <table:table-cell office:value-type="string" calcext:value-type="string">
            <text:p>Kyle</text:p>
          </table:table-cell>
          <table:table-cell office:value-type="string" calcext:value-type="string">
            <text:p>Connelly</text:p>
          </table:table-cell>
          <table:table-cell office:value-type="string" calcext:value-type="string">
            <text:p>kconnell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7.5/30" office:value-type="float" office:value="0.916666666666667" calcext:value-type="float">
            <text:p>0.916666666666667</text:p>
          </table:table-cell>
          <table:table-cell office:value-type="float" office:value="83.52" calcext:value-type="float">
            <text:p>83.52</text:p>
          </table:table-cell>
          <table:table-cell office:value-type="float" office:value="87.93" calcext:value-type="float">
            <text:p>87.93</text:p>
          </table:table-cell>
          <table:table-cell office:value-type="float" office:value="93.98" calcext:value-type="float">
            <text:p>93.98</text:p>
          </table:table-cell>
          <table:table-cell office:value-type="float" office:value="97.11" calcext:value-type="float">
            <text:p>97.11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9/2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string" calcext:value-type="string">
            <text:p>Deneen</text:p>
          </table:table-cell>
          <table:table-cell office:value-type="string" calcext:value-type="string">
            <text:p>sdeneen@poets.whittier.edu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29.5/30" office:value-type="float" office:value="0.983333333333333" calcext:value-type="float">
            <text:p>0.983333333333333</text:p>
          </table:table-cell>
          <table:table-cell office:value-type="float" office:value="93.73" calcext:value-type="float">
            <text:p>93.73</text:p>
          </table:table-cell>
          <table:table-cell office:value-type="float" office:value="97.5" calcext:value-type="float">
            <text:p>97.5</text:p>
          </table:table-cell>
          <table:table-cell office:value-type="float" office:value="99.8" calcext:value-type="float">
            <text:p>99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diamond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6.5/30" office:value-type="float" office:value="0.883333333333333" calcext:value-type="float">
            <text:p>0.883333333333333</text:p>
          </table:table-cell>
          <table:table-cell office:value-type="float" office:value="11.7" calcext:value-type="float">
            <text:p>11.7</text:p>
          </table:table-cell>
          <table:table-cell office:value-type="float" office:value="44.34" calcext:value-type="float">
            <text:p>44.34</text:p>
          </table:table-cell>
          <table:table-cell office:value-type="float" office:value="53.32" calcext:value-type="float">
            <text:p>53.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18/2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Alfonso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agonza20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78.01" calcext:value-type="float">
            <text:p>78.01</text:p>
          </table:table-cell>
          <table:table-cell office:value-type="float" office:value="40.1" calcext:value-type="float">
            <text:p>4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by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ggonzal6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7.5/30" office:value-type="float" office:value="0.916666666666667" calcext:value-type="float">
            <text:p>0.916666666666667</text:p>
          </table:table-cell>
          <table:table-cell office:value-type="float" office:value="99.22" calcext:value-type="float">
            <text:p>99.22</text:p>
          </table:table-cell>
          <table:table-cell office:value-type="float" office:value="99.94" calcext:value-type="float">
            <text:p>99.94</text:p>
          </table:table-cell>
          <table:table-cell office:value-type="float" office:value="99" calcext:value-type="float">
            <text:p>99</text:p>
          </table:table-cell>
          <table:table-cell office:value-type="float" office:value="99.83" calcext:value-type="float">
            <text:p>99.83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8.5/20" office:value-type="float" office:value="0.925" calcext:value-type="float">
            <text:p>0.925</text:p>
          </table:table-cell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32/30" office:value-type="float" office:value="1.06666666666667" calcext:value-type="float">
            <text:p>1.06666666666667</text:p>
          </table:table-cell>
          <table:table-cell office:value-type="float" office:value="97.99" calcext:value-type="float">
            <text:p>97.99</text:p>
          </table:table-cell>
          <table:table-cell office:value-type="float" office:value="99.06" calcext:value-type="float">
            <text:p>99.06</text:p>
          </table:table-cell>
          <table:table-cell office:value-type="float" office:value="96.1" calcext:value-type="float">
            <text:p>96.1</text:p>
          </table:table-cell>
          <table:table-cell office:value-type="float" office:value="90.5" calcext:value-type="float">
            <text:p>90.5</text:p>
          </table:table-cell>
          <table:table-cell office:value-type="float" office:value="1" calcext:value-type="float">
            <text:p>1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9/2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Dhiraj</text:p>
          </table:table-cell>
          <table:table-cell office:value-type="string" calcext:value-type="string">
            <text:p>Kameti</text:p>
          </table:table-cell>
          <table:table-cell office:value-type="string" calcext:value-type="string">
            <text:p>dkameti@poets.whittier.ed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32/30" office:value-type="float" office:value="1.06666666666667" calcext:value-type="float">
            <text:p>1.06666666666667</text:p>
          </table:table-cell>
          <table:table-cell office:value-type="float" office:value="21.83" calcext:value-type="float">
            <text:p>21.8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16/16"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Mena</text:p>
          </table:table-cell>
          <table:table-cell office:value-type="string" calcext:value-type="string">
            <text:p>Murguia</text:p>
          </table:table-cell>
          <table:table-cell office:value-type="string" calcext:value-type="string">
            <text:p>imurguia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9.5/30" office:value-type="float" office:value="0.983333333333333" calcext:value-type="float">
            <text:p>0.983333333333333</text:p>
          </table:table-cell>
          <table:table-cell office:value-type="float" office:value="84.4" calcext:value-type="float">
            <text:p>84.4</text:p>
          </table:table-cell>
          <table:table-cell office:value-type="float" office:value="82.88" calcext:value-type="float">
            <text:p>82.88</text:p>
          </table:table-cell>
          <table:table-cell office:value-type="float" office:value="32.2" calcext:value-type="float">
            <text:p>32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9.5/20" office:value-type="float" office:value="0.975" calcext:value-type="float">
            <text:p>0.975</text:p>
          </table:table-cell>
        </table:table-row>
        <table:table-row table:style-name="ro1">
          <table:table-cell office:value-type="string" calcext:value-type="string">
            <text:p>Yehya</text:p>
          </table:table-cell>
          <table:table-cell office:value-type="string" calcext:value-type="string">
            <text:p>Nasser</text:p>
          </table:table-cell>
          <table:table-cell office:value-type="string" calcext:value-type="string">
            <text:p>ynasser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8/30" office:value-type="float" office:value="0.933333333333333" calcext:value-type="float">
            <text:p>0.933333333333333</text:p>
          </table:table-cell>
          <table:table-cell office:value-type="float" office:value="28.58" calcext:value-type="float">
            <text:p>28.5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15/16" office:value-type="float" office:value="0.9375" calcext:value-type="float">
            <text:p>0.9375</text:p>
          </table:table-cell>
          <table:table-cell/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Ortiz Valenzuela</text:p>
          </table:table-cell>
          <table:table-cell office:value-type="string" calcext:value-type="string">
            <text:p>aortizva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5.5/30" office:value-type="float" office:value="0.85" calcext:value-type="float">
            <text:p>0.85</text:p>
          </table:table-cell>
          <table:table-cell office:value-type="float" office:value="48.13" calcext:value-type="float">
            <text:p>48.13</text:p>
          </table:table-cell>
          <table:table-cell office:value-type="float" office:value="59.78" calcext:value-type="float">
            <text:p>59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/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apascual@poets.whittier.edu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30.5/30" office:value-type="float" office:value="1.01666666666667" calcext:value-type="float">
            <text:p>1.01666666666667</text:p>
          </table:table-cell>
          <table:table-cell table:formula="of:=82.22+10" office:value-type="float" office:value="92.22" calcext:value-type="float">
            <text:p>92.22</text:p>
          </table:table-cell>
          <table:table-cell office:value-type="float" office:value="99.17" calcext:value-type="float">
            <text:p>99.17</text:p>
          </table:table-cell>
          <table:table-cell office:value-type="float" office:value="95.4" calcext:value-type="float">
            <text:p>95.4</text:p>
          </table:table-cell>
          <table:table-cell office:value-type="float" office:value="99.36" calcext:value-type="float">
            <text:p>99.36</text:p>
          </table:table-cell>
          <table:table-cell office:value-type="float" office:value="1" calcext:value-type="float">
            <text:p>1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9.5/20" office:value-type="float" office:value="0.975" calcext:value-type="float">
            <text:p>0.975</text:p>
          </table:table-cell>
        </table:table-row>
        <table:table-row table:style-name="ro1">
          <table:table-cell office:value-type="string" calcext:value-type="string">
            <text:p>Akuti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apatel3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33333</text:p>
          </table:table-cell>
          <table:table-cell office:value-type="float" office:value="72.32" calcext:value-type="float">
            <text:p>72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1.5/16" office:value-type="float" office:value="0.71875" calcext:value-type="float">
            <text:p>0.71875</text:p>
          </table:table-cell>
          <table:table-cell table:formula="of:=17.5/20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Armi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aramir14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8/30" office:value-type="float" office:value="0.933333333333333" calcext:value-type="float">
            <text:p>0.933333333333333</text:p>
          </table:table-cell>
          <table:table-cell office:value-type="float" office:value="48.77" calcext:value-type="float">
            <text:p>48.77</text:p>
          </table:table-cell>
          <table:table-cell office:value-type="float" office:value="85.1" calcext:value-type="float">
            <text:p>8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6/20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Emmanuel</text:p>
          </table:table-cell>
          <table:table-cell office:value-type="string" calcext:value-type="string">
            <text:p>Shum</text:p>
          </table:table-cell>
          <table:table-cell office:value-type="string" calcext:value-type="string">
            <text:p>eshum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6.5/30" office:value-type="float" office:value="0.883333333333333" calcext:value-type="float">
            <text:p>0.883333333333333</text:p>
          </table:table-cell>
          <table:table-cell office:value-type="float" office:value="81.51" calcext:value-type="float">
            <text:p>81.51</text:p>
          </table:table-cell>
          <table:table-cell office:value-type="float" office:value="81.44" calcext:value-type="float">
            <text:p>81.44</text:p>
          </table:table-cell>
          <table:table-cell office:value-type="float" office:value="81.41" calcext:value-type="float">
            <text:p>81.41</text:p>
          </table:table-cell>
          <table:table-cell office:value-type="float" office:value="88.48" calcext:value-type="float">
            <text:p>88.48</text:p>
          </table:table-cell>
          <table:table-cell office:value-type="float" office:value="1" calcext:value-type="float">
            <text:p>1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18.5/20" office:value-type="float" office:value="0.925" calcext:value-type="float">
            <text:p>0.925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Soto</text:p>
          </table:table-cell>
          <table:table-cell office:value-type="string" calcext:value-type="string">
            <text:p>asoto3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3333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17/20"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Tolmachoff</text:p>
          </table:table-cell>
          <table:table-cell office:value-type="string" calcext:value-type="string">
            <text:p>mtolmach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33333</text:p>
          </table:table-cell>
          <table:table-cell office:value-type="float" office:value="64.93" calcext:value-type="float">
            <text:p>64.93</text:p>
          </table:table-cell>
          <table:table-cell office:value-type="float" office:value="84.56" calcext:value-type="float">
            <text:p>84.56</text:p>
          </table:table-cell>
          <table:table-cell office:value-type="float" office:value="64.07" calcext:value-type="float">
            <text:p>64.07</text:p>
          </table:table-cell>
          <table:table-cell office:value-type="float" office:value="62.05" calcext:value-type="float">
            <text:p>62.05</text:p>
          </table:table-cell>
          <table:table-cell office:value-type="float" office:value="1" calcext:value-type="float">
            <text:p>1</text:p>
          </table:table-cell>
          <table:table-cell table:formula="of:=13/15" office:value-type="float" office:value="0.866666666666667" calcext:value-type="float">
            <text:p>0.866666666666667</text:p>
          </table:table-cell>
          <table:table-cell table:formula="of:=18.5/20" office:value-type="float" office:value="0.925" calcext:value-type="float">
            <text:p>0.925</text:p>
          </table:table-cell>
        </table:table-row>
        <table:table-row table:style-name="ro1">
          <table:table-cell office:value-type="string" calcext:value-type="string">
            <text:p>Diego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dvargas1@poets.whittier.edu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table:formula="of:=23.08+10" office:value-type="float" office:value="33.08" calcext:value-type="float">
            <text:p>33.08</text:p>
          </table:table-cell>
          <table:table-cell table:formula="of:=4.69+10" office:value-type="float" office:value="14.69" calcext:value-type="float">
            <text:p>14.6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/>
        </table:table-row>
        <table:table-row table:style-name="ro1">
          <table:table-cell office:value-type="string" calcext:value-type="string">
            <text:p>Diego</text:p>
          </table:table-cell>
          <table:table-cell office:value-type="string" calcext:value-type="string">
            <text:p>Vergara</text:p>
          </table:table-cell>
          <table:table-cell office:value-type="string" calcext:value-type="string">
            <text:p>dvergara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3/30" office:value-type="float" office:value="0.433333333333333" calcext:value-type="float">
            <text:p>0.433333333333333</text:p>
          </table:table-cell>
          <table:table-cell office:value-type="float" office:value="32.24" calcext:value-type="float">
            <text:p>32.24</text:p>
          </table:table-cell>
          <table:table-cell office:value-type="float" office:value="7.69" calcext:value-type="float">
            <text:p>7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/>
        </table:table-row>
        <table:table-row table:style-name="ro1">
          <table:table-cell office:value-type="string" calcext:value-type="string">
            <text:p>Swiftbird</text:p>
          </table:table-cell>
          <table:table-cell office:value-type="string" calcext:value-type="string">
            <text:p>Yellow-Hair</text:p>
          </table:table-cell>
          <table:table-cell office:value-type="string" calcext:value-type="string">
            <text:p>syellowh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8/30" office:value-type="float" office:value="0.933333333333333" calcext:value-type="float">
            <text:p>0.933333333333333</text:p>
          </table:table-cell>
          <table:table-cell office:value-type="float" office:value="82.97" calcext:value-type="float">
            <text:p>82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 style:data-style-name="N2" text:time-value="18:39:57.1047206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03T14:52:31.474635339</meta:creation-date>
    <dc:date>2020-04-27T18:40:20.441531109</dc:date>
    <meta:editing-duration>PT4H45M28S</meta:editing-duration>
    <meta:editing-cycles>39</meta:editing-cycles>
    <meta:generator>LibreOffice/6.4.3.2$Linux_X86_64 LibreOffice_project/40$Build-2</meta:generator>
    <meta:document-statistic meta:table-count="1" meta:cell-count="419" meta:object-count="0"/>
  </office:meta>
</office:document-meta>
</file>